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7700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426cm" fo:min-width="0.175cm" fo:wrap-option="wrap" loext:decorative="false"/>
    </style:style>
    <style:style style:name="gr4" style:family="graphic" style:parent-style-name="standard">
      <style:graphic-properties draw:fill="solid" draw:fill-color="#ff7700" draw:textarea-horizontal-align="justify" draw:textarea-vertical-align="middle" draw:auto-grow-height="false" fo:min-height="0.427cm" fo:min-width="0.175cm" fo:wrap-option="wrap" loext:decorative="false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0.7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6cm" fo:min-width="1.133cm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1.7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.7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7700"/>
      <style:paragraph-properties fo:text-align="center"/>
    </style:style>
    <style:style style:name="P4" style:family="paragraph">
      <loext:graphic-properties draw:fill="none" draw:fill-color="#ffffff"/>
      <style:text-properties fo:font-size="9.89999961853027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92cm" svg:y1="3.424cm" svg:x2="7.886cm" svg:y2="3.424cm">
          <text:p/>
        </draw:line>
        <draw:line draw:style-name="gr2" draw:text-style-name="P1" draw:layer="layout" svg:x1="0.781cm" svg:y1="1.11cm" svg:x2="9.039cm" svg:y2="1.11cm">
          <text:p/>
        </draw:line>
        <draw:custom-shape draw:style-name="gr3" draw:text-style-name="P2" xml:id="id1" draw:id="id1" draw:layer="layout" svg:width="0.953cm" svg:height="0.956cm" svg:x="0.146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53cm" svg:height="0.956cm" svg:x="2.447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53cm" svg:height="0.956cm" svg:x="4.647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0.953cm" svg:height="0.955cm" svg:x="3.747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53cm" svg:height="0.955cm" svg:x="5.748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0.953cm" svg:height="0.955cm" svg:x="7.748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0.953cm" svg:height="0.956cm" svg:x="8.648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623cm" svg:y1="1.595cm" svg:x2="3.747cm" svg:y2="3.419cm" draw:start-shape="id1" draw:start-glue-point="8" draw:end-shape="id2" draw:end-glue-point="6" svg:d="M623 1595c0 1216 1041 1824 3124 1824" svg:viewBox="0 0 3125 1825">
          <text:p/>
        </draw:connector>
        <draw:connector draw:style-name="gr6" draw:text-style-name="P1" draw:layer="layout" draw:type="curve" svg:x1="8.225cm" svg:y1="2.941cm" svg:x2="9.125cm" svg:y2="1.595cm" draw:start-shape="id3" draw:start-glue-point="4" draw:end-shape="id4" draw:end-glue-point="8" svg:d="M8225 2941c0-1009 900-337 900-1346" svg:viewBox="0 0 901 1347">
          <text:p/>
        </draw:connector>
        <draw:frame draw:style-name="gr7" draw:text-style-name="P4" draw:layer="layout" svg:width="1.26cm" svg:height="0.917cm" svg:x="8.455cm" svg:y="0.005cm">
          <draw:text-box>
            <text:p><text:span text:style-name="T1">main</text:span></text:p>
          </draw:text-box>
        </draw:frame>
        <draw:frame draw:style-name="gr7" draw:text-style-name="P4" draw:layer="layout" svg:width="1.26cm" svg:height="0.917cm" svg:x="7.651cm" svg:y="3.833cm">
          <draw:text-box>
            <text:p><text:span text:style-name="T1">teste</text:span></text:p>
          </draw:text-box>
        </draw:frame>
        <draw:frame draw:style-name="gr8" draw:text-style-name="P4" draw:layer="layout" svg:width="1.633cm" svg:height="1.476cm" svg:x="10.252cm" svg:y="0.581cm">
          <draw:text-box>
            <text:p><text:span text:style-name="T1">merge </text:span></text:p>
            <text:p><text:span text:style-name="T1">branch</text:span></text:p>
          </draw:text-box>
        </draw:frame>
        <draw:line draw:style-name="gr9" draw:text-style-name="P1" draw:layer="layout" svg:x1="9.774cm" svg:y1="1.157cm" svg:x2="10.409cm" svg:y2="1.157cm">
          <text:p/>
        </draw:line>
        <draw:frame draw:style-name="gr10" draw:text-style-name="P4" draw:layer="layout" svg:width="2.26cm" svg:height="0.917cm" svg:x="2.954cm" svg:y="0.006cm">
          <draw:text-box>
            <text:p><text:span text:style-name="T1">commits….</text:span></text:p>
          </draw:text-box>
        </draw:frame>
        <draw:frame draw:style-name="gr11" draw:text-style-name="P4" draw:layer="layout" svg:width="2.26cm" svg:height="0.916cm" svg:x="5.255cm" svg:y="2.409cm">
          <draw:text-box>
            <text:p><text:span text:style-name="T1">commits….</text:span></text:p>
          </draw:text-box>
        </draw:frame>
        <draw:frame draw:style-name="gr12" draw:text-style-name="P4" draw:layer="layout" svg:width="2.859cm" svg:height="0.916cm" svg:x="1.624cm" svg:y="2.589cm">
          <draw:text-box>
            <text:p><text:span text:style-name="T1">novo branc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735cm" fo:page-height="4.6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1:38:27.263483824</meta:creation-date>
    <dc:date>2025-09-04T15:50:59.542761951</dc:date>
    <meta:editing-duration>PT2H9M13S</meta:editing-duration>
    <meta:editing-cycles>10</meta:editing-cycles>
    <meta:generator>LibreOffice/24.2.7.2$Linux_X86_64 LibreOffice_project/420$Build-2</meta:generator>
    <meta:document-statistic meta:object-count="18"/>
  </office:meta>
</office:document-meta>
</file>